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ans" fo:font-size="16.1000003814697pt" fo:font-weight="bold" officeooo:rsid="000c792d" officeooo:paragraph-rsid="000c792d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P2" style:family="paragraph" style:parent-style-name="Standard">
      <style:text-properties officeooo:rsid="000ac038" officeooo:paragraph-rsid="000ac038"/>
    </style:style>
    <style:style style:name="P3" style:family="paragraph" style:parent-style-name="Standard" style:list-style-name="L1">
      <style:text-properties officeooo:rsid="000ac038" officeooo:paragraph-rsid="000ac038"/>
    </style:style>
    <style:style style:name="P4" style:family="paragraph" style:parent-style-name="Standard" style:list-style-name="L1">
      <style:text-properties officeooo:rsid="000ac038" officeooo:paragraph-rsid="000c792d"/>
    </style:style>
    <style:style style:name="P5" style:family="paragraph" style:parent-style-name="Standard">
      <style:text-properties officeooo:paragraph-rsid="000ac038"/>
    </style:style>
    <style:style style:name="P6" style:family="paragraph" style:parent-style-name="Standard" style:list-style-name="L2"/>
    <style:style style:name="P7" style:family="paragraph" style:parent-style-name="Standard" style:list-style-name="L2">
      <style:text-properties officeooo:paragraph-rsid="000cf69d"/>
    </style:style>
    <style:style style:name="P8" style:family="paragraph" style:parent-style-name="Standard" style:list-style-name="L3">
      <style:text-properties officeooo:paragraph-rsid="000ac038"/>
    </style:style>
    <style:style style:name="P9" style:family="paragraph" style:parent-style-name="Standard" style:list-style-name="L1">
      <style:text-properties officeooo:paragraph-rsid="000ac038"/>
    </style:style>
    <style:style style:name="P10" style:family="paragraph" style:parent-style-name="Standard">
      <style:text-properties officeooo:rsid="000b89b1" officeooo:paragraph-rsid="000b89b1"/>
    </style:style>
    <style:style style:name="P11" style:family="paragraph" style:parent-style-name="Standard" style:list-style-name="L4">
      <style:text-properties officeooo:rsid="000b89b1" officeooo:paragraph-rsid="000b89b1"/>
    </style:style>
    <style:style style:name="P12" style:family="paragraph" style:parent-style-name="Standard" style:list-style-name="L5">
      <style:text-properties officeooo:rsid="000b89b1" officeooo:paragraph-rsid="000b89b1"/>
    </style:style>
    <style:style style:name="P13" style:family="paragraph" style:parent-style-name="Standard" style:list-style-name="L5">
      <style:text-properties officeooo:paragraph-rsid="000b89b1"/>
    </style:style>
    <style:style style:name="P14" style:family="paragraph" style:parent-style-name="Standard" style:list-style-name="L6">
      <style:text-properties officeooo:rsid="000c792d" officeooo:paragraph-rsid="000c792d"/>
    </style:style>
    <style:style style:name="P15" style:family="paragraph" style:parent-style-name="Standard" style:list-style-name="L6">
      <style:text-properties officeooo:paragraph-rsid="000c792d"/>
    </style:style>
    <style:style style:name="P16" style:family="paragraph" style:parent-style-name="Standard" style:list-style-name="L6">
      <style:text-properties officeooo:paragraph-rsid="000cf69d"/>
    </style:style>
    <style:style style:name="P17" style:family="paragraph" style:parent-style-name="Standard">
      <style:text-properties officeooo:rsid="000cf69d" officeooo:paragraph-rsid="000cf69d"/>
    </style:style>
    <style:style style:name="P18" style:family="paragraph" style:parent-style-name="Standard" style:list-style-name="L6">
      <style:text-properties officeooo:rsid="000cf69d" officeooo:paragraph-rsid="000cf69d"/>
    </style:style>
    <style:style style:name="P19" style:family="paragraph" style:parent-style-name="Standard" style:list-style-name="L4">
      <style:text-properties officeooo:rsid="000cf69d" officeooo:paragraph-rsid="000cf69d"/>
    </style:style>
    <style:style style:name="P20" style:family="paragraph" style:parent-style-name="Standard" style:list-style-name="L7">
      <style:text-properties officeooo:rsid="000cf69d" officeooo:paragraph-rsid="000cf69d"/>
    </style:style>
    <style:style style:name="P21" style:family="paragraph" style:parent-style-name="Standard" style:list-style-name="L1">
      <style:text-properties officeooo:rsid="000cf69d" officeooo:paragraph-rsid="000cf69d"/>
    </style:style>
    <style:style style:name="P22" style:family="paragraph" style:parent-style-name="Standard" style:list-style-name="L1">
      <style:text-properties officeooo:rsid="000dc7c8" officeooo:paragraph-rsid="000dc7c8"/>
    </style:style>
    <style:style style:name="T1" style:family="text">
      <style:text-properties officeooo:rsid="000ac038"/>
    </style:style>
    <style:style style:name="T2" style:family="text">
      <style:text-properties officeooo:rsid="000b89b1"/>
    </style:style>
    <style:style style:name="T3" style:family="text">
      <style:text-properties officeooo:rsid="000c792d"/>
    </style:style>
    <style:style style:name="T4" style:family="text">
      <style:text-properties officeooo:rsid="000cf69d"/>
    </style:style>
    <style:style style:name="T5" style:family="text">
      <style:text-properties officeooo:rsid="000dc7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iFi</text:h>
      <text:p text:style-name="P17">Used <text:span text:style-name="T5">for</text:span> WiFi support.</text:p>
      <text:p text:style-name="P17"/>
      <text:h text:style-name="Heading_20_2" text:outline-level="2">Libraries</text:h>
      <text:list xml:id="list867263084" text:style-name="L6">
        <text:list-item>
          <text:p text:style-name="P15"><text:span text:style-name="T3">“WiFi.h” is required to connect to WiFi network. Comes with Platform.io</text:span></text:p>
        </text:list-item>
        <text:list-item>
          <text:p text:style-name="P15"><text:span text:style-name="T3">“Update.h” Is Required to do OTA firmware updates. Comes with Platform.io</text:span></text:p>
        </text:list-item>
        <text:list-item>
          <text:p text:style-name="P14">“known_networks.h” Defines Access points and passwords that the robot can scan for and connect to. We make this file ourselves.</text:p>
        </text:list-item>
        <text:list-item>
          <text:p text:style-name="P15"><text:span text:style-name="T3">“Preferences.h” Is required for saving variables into flash memory. Comes with Platform.io</text:span></text:p>
        </text:list-item>
      </text:list>
      <text:h text:style-name="P1" text:outline-level="2">Functions</text:h>
      <text:list xml:id="list3931826511" text:style-name="L1">
        <text:list-item>
          <text:p text:style-name="P4">lookForAP</text:p>
        </text:list-item>
        <text:list-item>
          <text:p text:style-name="P4">getAccessPointName</text:p>
        </text:list-item>
        <text:list-item>
          <text:p text:style-name="P3">connect </text:p>
        </text:list-item>
        <text:list-item>
          <text:p text:style-name="P22">begin</text:p>
        </text:list-item>
        <text:list-item>
          <text:p text:style-name="P22">end</text:p>
        </text:list-item>
        <text:list-item>
          <text:p text:style-name="P3">connectStatus </text:p>
        </text:list-item>
        <text:list-item>
          <text:p text:style-name="P3">cfgToConsole</text:p>
        </text:list-item>
        <text:list-item>
          <text:p text:style-name="P9"><text:span text:style-name="T1">get</text:span><text:span text:style-name="T3">My</text:span><text:span text:style-name="T1">MacAddress</text:span></text:p>
        </text:list-item>
        <text:list-item>
          <text:p text:style-name="P3">get<text:span text:style-name="T3">My</text:span>IpAddress.</text:p>
        </text:list-item>
        <text:list-item>
          <text:p text:style-name="P3">get<text:span text:style-name="T3">My</text:span>UniqueName</text:p>
        </text:list-item>
        <text:list-item>
          <text:p text:style-name="P3">translateEncryptionType</text:p>
        </text:list-item>
        <text:list-item>
          <text:p text:style-name="P21">onConnect</text:p>
        </text:list-item>
        <text:list-item>
          <text:p text:style-name="P21">onDisconnect</text:p>
        </text:list-item>
      </text:list>
      <text:p text:style-name="P2"/>
      <text:h text:style-name="Heading_20_1" text:outline-level="1">MQTT</text:h>
      <text:p text:style-name="P17">Used for pub/sub communication to outside entities.</text:p>
      <text:p text:style-name="P17"/>
      <text:h text:style-name="Heading_20_2" text:outline-level="2">Libraries</text:h>
      <text:list xml:id="list681367187" text:style-name="L5">
        <text:list-item>
          <text:p text:style-name="P13"><text:span text:style-name="T2">“WiFi.h” is required to connect to WiFi network. Comes with Platform.io</text:span></text:p>
        </text:list-item>
        <text:list-item>
          <text:p text:style-name="P13"><text:span text:style-name="T2">"freertos/FreeRTOS.h" is required for FreeRTOS primitives</text:span></text:p>
        </text:list-item>
        <text:list-item>
          <text:p text:style-name="P13"><text:span text:style-name="T2">"freertos/timers.h" is required for FreeRTOS software timers</text:span></text:p>
        </text:list-item>
        <text:list-item>
          <text:p text:style-name="P13"><text:span text:style-name="T2">“AsyncMqttClient.h” is required for <text:s/>MQTT pub/sub. https://github.com/marvinroger/async-mqtt-client</text:span></text:p>
        </text:list-item>
      </text:list>
      <text:p text:style-name="P10"/>
      <text:h text:style-name="Heading_20_2" text:outline-level="2">Properties</text:h>
      <text:list xml:id="list182532322830246" text:continue-numbering="true" text:style-name="L5">
        <text:list-item>
          <text:p text:style-name="P12">MQTT_HOST set to IPAddress(192, 168, 2, 21) or (192,168,0,99)</text:p>
        </text:list-item>
        <text:list-item>
          <text:p text:style-name="P12">MQTT_PORT set to 1883</text:p>
        </text:list-item>
      </text:list>
      <text:p text:style-name="P2"><text:soft-page-break/></text:p>
      <text:h text:style-name="Heading_20_2" text:outline-level="2">Functions</text:h>
      <text:list xml:id="list560576949" text:style-name="L2">
        <text:list-item>
          <text:p text:style-name="P6">SetBrokerIp</text:p>
        </text:list-item>
        <text:list-item>
          <text:p text:style-name="P6">connect </text:p>
        </text:list-item>
        <text:list-item>
          <text:p text:style-name="P6">onConnect </text:p>
        </text:list-item>
        <text:list-item>
          <text:p text:style-name="P6">onDisconnect </text:p>
        </text:list-item>
        <text:list-item>
          <text:p text:style-name="P6">onSubscribe </text:p>
        </text:list-item>
        <text:list-item>
          <text:p text:style-name="P6">onUnsubscribe </text:p>
        </text:list-item>
        <text:list-item>
          <text:p text:style-name="P6">onMessage </text:p>
        </text:list-item>
        <text:list-item>
          <text:p text:style-name="P6">onPublish </text:p>
        </text:list-item>
        <text:list-item>
          <text:p text:style-name="P7"><text:span text:style-name="T4">begin</text:span></text:p>
        </text:list-item>
        <text:list-item>
          <text:p text:style-name="P7"><text:span text:style-name="T4">end</text:span> </text:p>
        </text:list-item>
        <text:list-item>
          <text:p text:style-name="P6">changeIP</text:p>
          <text:p text:style-name="P6"/>
        </text:list-item>
      </text:list>
      <text:h text:style-name="Heading_20_1" text:outline-level="1">Web Server <text:span text:style-name="T4">Code Module</text:span></text:h>
      <text:p text:style-name="P17">Used to configure variables that are network related such as MQTT broker IP etc.</text:p>
      <text:p text:style-name="P17"/>
      <text:h text:style-name="Heading_20_2" text:outline-level="2">Libraries</text:h>
      <text:list xml:id="list182533732323472" text:continue-list="list867263084" text:style-name="L6">
        <text:list-item>
          <text:p text:style-name="P16"><text:span text:style-name="T3">“WiFi.h” is required to connect to WiFi network. Comes with Platform.io</text:span></text:p>
        </text:list-item>
        <text:list-item>
          <text:p text:style-name="P16"><text:span text:style-name="T3">“WiFiClient.h” is required for communicating with web browser. Comes with Platform.io</text:span></text:p>
        </text:list-item>
        <text:list-item>
          <text:p text:style-name="P16"><text:span text:style-name="T3">“WebServer.h” Is required for hosting an HTTP server on the ESP32. . Comes with Platform.io</text:span></text:p>
        </text:list-item>
        <text:list-item>
          <text:p text:style-name="P18"><text:span text:style-name="T3">“ESPmDNS.h” Is required for local name resolution and redirecting of incoming client requests. Comes with Platform.io</text:span></text:p>
        </text:list-item>
      </text:list>
      <text:p text:style-name="P17"/>
      <text:h text:style-name="Heading_20_2" text:outline-level="2">Functions</text:h>
      <text:list xml:id="list221847947" text:style-name="L3">
        <text:list-item>
          <text:p text:style-name="P8"><text:span text:style-name="T1">checkForClientRequest</text:span></text:p>
        </text:list-item>
      </text:list>
      <text:p text:style-name="P5"/>
      <text:h text:style-name="Heading_20_1" text:outline-level="1">Format <text:span text:style-name="T4">Code Module</text:span></text:h>
      <text:p text:style-name="P17">Used to convert data between formats to support non-matching data formats between the inputs/outputs of functions.</text:p>
      <text:h text:style-name="Heading_20_2" text:outline-level="2">Libraries</text:h>
      <text:list xml:id="list3745292555" text:style-name="L7">
        <text:list-item>
          <text:p text:style-name="P20">Nothing special needed</text:p>
        </text:list-item>
      </text:list>
      <text:h text:style-name="Heading_20_2" text:outline-level="2">Functions</text:h>
      <text:list xml:id="list3061160233" text:style-name="L4">
        <text:list-item>
          <text:p text:style-name="P11">noColonMAC</text:p>
        </text:list-item>
        <text:list-item>
          <text:p text:style-name="P11">StringToUpper</text:p>
        </text:list-item>
        <text:list-item>
          <text:p text:style-name="P11">ipToString</text:p>
        </text:list-item>
        <text:list-item>
          <text:p text:style-name="P19"><text:soft-page-break/>stringIpToByteArray</text:p>
        </text:list-item>
      </text:list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7T17:39:59.533620850</meta:creation-date>
    <dc:date>2021-03-17T18:25:31.704414367</dc:date>
    <meta:editing-duration>PT2M9S</meta:editing-duration>
    <meta:editing-cycles>1</meta:editing-cycles>
    <meta:document-statistic meta:table-count="0" meta:image-count="0" meta:object-count="0" meta:page-count="3" meta:paragraph-count="62" meta:word-count="287" meta:character-count="1894" meta:non-whitespace-character-count="1702"/>
    <meta:generator>LibreOffice/7.0.3.1$MacOSX_X86_64 LibreOffice_project/d7547858d014d4cf69878db179d326fc3483e082</meta:generator>
  </office:meta>
</office:document-meta>
</file>